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idcounter_ff_100C_1v65</text:p>
          </table:table-cell>
          <table:table-cell office:value-type="float" office:value="5.7717" calcext:value-type="float">
            <text:p>5.7717</text:p>
          </table:table-cell>
        </table:table-row>
        <table:table-row table:style-name="ro1">
          <table:table-cell/>
          <table:table-cell office:value-type="string" calcext:value-type="string">
            <text:p>bidcounter_ff_100C_1v95</text:p>
          </table:table-cell>
          <table:table-cell office:value-type="float" office:value="5.9247" calcext:value-type="float">
            <text:p>5.9247</text:p>
          </table:table-cell>
        </table:table-row>
        <table:table-row table:style-name="ro1">
          <table:table-cell/>
          <table:table-cell office:value-type="string" calcext:value-type="string">
            <text:p>bidcounter_ff_n40C_1v56</text:p>
          </table:table-cell>
          <table:table-cell office:value-type="float" office:value="5.2467" calcext:value-type="float">
            <text:p>5.2467</text:p>
          </table:table-cell>
        </table:table-row>
        <table:table-row table:style-name="ro1">
          <table:table-cell/>
          <table:table-cell office:value-type="string" calcext:value-type="string">
            <text:p>bidcounter_ff_n40C_1v65</text:p>
          </table:table-cell>
          <table:table-cell office:value-type="float" office:value="5.6048" calcext:value-type="float">
            <text:p>5.6048</text:p>
          </table:table-cell>
        </table:table-row>
        <table:table-row table:style-name="ro1">
          <table:table-cell/>
          <table:table-cell office:value-type="string" calcext:value-type="string">
            <text:p>bidcounter_ff_n40C_1v76</text:p>
          </table:table-cell>
          <table:table-cell office:value-type="float" office:value="5.7385" calcext:value-type="float">
            <text:p>5.7385</text:p>
          </table:table-cell>
        </table:table-row>
        <table:table-row table:style-name="ro1">
          <table:table-cell/>
          <table:table-cell office:value-type="string" calcext:value-type="string">
            <text:p>bidcounter_ff_n40C_1v95</text:p>
          </table:table-cell>
          <table:table-cell office:value-type="float" office:value="5.8874" calcext:value-type="float">
            <text:p>5.8874</text:p>
          </table:table-cell>
        </table:table-row>
        <table:table-row table:style-name="ro1">
          <table:table-cell/>
          <table:table-cell office:value-type="string" calcext:value-type="string">
            <text:p>bidcounter_ff_n40C_1v95_ccsnoise</text:p>
          </table:table-cell>
          <table:table-cell office:value-type="float" office:value="5.8874" calcext:value-type="float">
            <text:p>5.8874</text:p>
          </table:table-cell>
        </table:table-row>
        <table:table-row table:style-name="ro1">
          <table:table-cell/>
          <table:table-cell office:value-type="string" calcext:value-type="string">
            <text:p>bidcounter_ss_100C_1v40</text:p>
          </table:table-cell>
          <table:table-cell office:value-type="float" office:value="-0.9956" calcext:value-type="float">
            <text:p>-0.9956</text:p>
          </table:table-cell>
        </table:table-row>
        <table:table-row table:style-name="ro1">
          <table:table-cell/>
          <table:table-cell office:value-type="string" calcext:value-type="string">
            <text:p>bidcounter_ss_100C_1v60</text:p>
          </table:table-cell>
          <table:table-cell office:value-type="float" office:value="2.4517" calcext:value-type="float">
            <text:p>2.4517</text:p>
          </table:table-cell>
        </table:table-row>
        <table:table-row table:style-name="ro1">
          <table:table-cell/>
          <table:table-cell office:value-type="string" calcext:value-type="string">
            <text:p>bidcounter_ss_n40C_1v28</text:p>
          </table:table-cell>
          <table:table-cell office:value-type="float" office:value="-23.1312" calcext:value-type="float">
            <text:p>-23.1312</text:p>
          </table:table-cell>
        </table:table-row>
        <table:table-row table:style-name="ro1">
          <table:table-cell/>
          <table:table-cell office:value-type="string" calcext:value-type="string">
            <text:p>bidcounter_ss_n40C_1v35</text:p>
          </table:table-cell>
          <table:table-cell office:value-type="float" office:value="-12.5793" calcext:value-type="float">
            <text:p>-12.5793</text:p>
          </table:table-cell>
        </table:table-row>
        <table:table-row table:style-name="ro1">
          <table:table-cell/>
          <table:table-cell office:value-type="string" calcext:value-type="string">
            <text:p>bidcounter_ss_n40C_1v40</text:p>
          </table:table-cell>
          <table:table-cell office:value-type="float" office:value="-8.2992" calcext:value-type="float">
            <text:p>-8.2992</text:p>
          </table:table-cell>
        </table:table-row>
        <table:table-row table:style-name="ro1">
          <table:table-cell/>
          <table:table-cell office:value-type="string" calcext:value-type="string">
            <text:p>bidcounter_ss_n40C_1v44</text:p>
          </table:table-cell>
          <table:table-cell office:value-type="float" office:value="-6.1949" calcext:value-type="float">
            <text:p>-6.1949</text:p>
          </table:table-cell>
        </table:table-row>
        <table:table-row table:style-name="ro1">
          <table:table-cell/>
          <table:table-cell office:value-type="string" calcext:value-type="string">
            <text:p>bidcounter_ff_100C_1v65</text:p>
          </table:table-cell>
          <table:table-cell office:value-type="float" office:value="-0.0809" calcext:value-type="float">
            <text:p>-0.0809</text:p>
          </table:table-cell>
        </table:table-row>
        <table:table-row table:style-name="ro1">
          <table:table-cell/>
          <table:table-cell office:value-type="string" calcext:value-type="string">
            <text:p>bidcounter_ss_n40C_1v60_ccsnoise</text:p>
          </table:table-cell>
          <table:table-cell office:value-type="float" office:value="-0.0809" calcext:value-type="float">
            <text:p>-0.0809</text:p>
          </table:table-cell>
        </table:table-row>
        <table:table-row table:style-name="ro1">
          <table:table-cell/>
          <table:table-cell office:value-type="string" calcext:value-type="string">
            <text:p>bidcounter_ss_n40C_1v76</text:p>
          </table:table-cell>
          <table:table-cell office:value-type="float" office:value="2.3586" calcext:value-type="float">
            <text:p>2.3586</text:p>
          </table:table-cell>
        </table:table-row>
        <table:table-row table:style-name="ro1">
          <table:table-cell/>
          <table:table-cell office:value-type="string" calcext:value-type="string">
            <text:p>bidcounter_tt_025C_1v80</text:p>
          </table:table-cell>
          <table:table-cell office:value-type="float" office:value="5.5226" calcext:value-type="float">
            <text:p>5.5226</text:p>
          </table:table-cell>
        </table:table-row>
        <table:table-row table:style-name="ro1">
          <table:table-cell/>
          <table:table-cell office:value-type="string" calcext:value-type="string">
            <text:p>bidcounter_tt_100C_1v80</text:p>
          </table:table-cell>
          <table:table-cell office:value-type="float" office:value="5.5702" calcext:value-type="float">
            <text:p>5.57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19:59:58.184127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3T19:24:30.286505327</meta:creation-date>
    <dc:date>2023-10-23T19:58:03.540054964</dc:date>
    <meta:editing-duration>PT2M2S</meta:editing-duration>
    <meta:editing-cycles>1</meta:editing-cycles>
    <meta:generator>LibreOffice/6.4.7.2$Linux_X86_64 LibreOffice_project/40$Build-2</meta:generator>
    <meta:document-statistic meta:table-count="1" meta:cell-count="36" meta:object-count="0"/>
  </office:meta>
</office:document-meta>
</file>